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UriComponentsBuilderTests.fromRequestAtypicalHttp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UriComponentsBuil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UriComponentsBuilderTests.fromCurren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UriComponentsBuilderTests.path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UriComponentsBuilderTests.fromRequestWithForwardedPrefix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UriComponentsBuilderTests.from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UriComponentsBuilderTests.fromRequestWithForwardedHostAnd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UriComponentsBuilderTests.from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UriComponentsBuilderTests.pathExtension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UriComponentsBuilderTests.fromRequestWithForwardedPrefix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UriComponentsBuilderTests.fromRequestAtypicalHtt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UriComponentsBuilderTests.from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UriComponentsBuilderTests.adaptFromForwardedHeaders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UriComponentsBuilderTests.fromRequestEncod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UriComponentsBuilderTests.fromRequestWithForwarde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UriComponentsBuilderTests.fromServle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UriComponentsBuilderTests.fromServletMappingWithForwarde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UriComponentsBuilderTests.fromContextPathWithForwarde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